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indent="0.5in" style:auto-text-indent="false"/>
    </style:style>
    <style:style style:name="P2" style:family="paragraph" style:parent-style-name="Standard">
      <style:paragraph-properties fo:margin-left="0.5in" fo:margin-right="0in" fo:text-indent="0in" style:auto-text-indent="false"/>
    </style:style>
    <style:style style:name="P3" style:family="paragraph" style:parent-style-name="Standard">
      <style:paragraph-properties fo:margin-left="0.5in" fo:margin-right="0in" fo:text-indent="0in" style:auto-text-indent="false"/>
      <style:text-properties fo:background-color="#ffffff"/>
    </style:style>
    <style:style style:name="P4" style:family="paragraph" style:parent-style-name="Standard" style:list-style-name="WWNum1">
      <style:paragraph-properties fo:margin-left="1in" fo:margin-right="0in" fo:text-indent="-0.25in" style:auto-text-indent="false"/>
    </style:style>
    <style:style style:name="P5" style:family="paragraph" style:parent-style-name="Standard" style:list-style-name="WWNum1">
      <style:paragraph-properties fo:margin-left="1.5in" fo:margin-right="0in" fo:text-indent="-0.25in" style:auto-text-indent="false"/>
    </style:style>
    <style:style style:name="P6" style:family="paragraph" style:parent-style-name="Standard">
      <style:paragraph-properties fo:margin-left="1in" fo:margin-right="0in" fo:text-indent="0in" style:auto-text-indent="false"/>
    </style:style>
    <style:style style:name="P7" style:family="paragraph" style:parent-style-name="Standard" style:list-style-name="WWNum1">
      <style:paragraph-properties fo:margin-left="2in" fo:margin-right="0in" fo:text-indent="-0.25in" style:auto-text-indent="false"/>
    </style:style>
    <style:style style:name="P8" style:family="paragraph" style:parent-style-name="Standard" style:list-style-name="WWNum1">
      <style:paragraph-properties fo:margin-left="2.5in" fo:margin-right="0in" fo:text-indent="-0.25in" style:auto-text-indent="false"/>
    </style:style>
    <style:style style:name="P9" style:family="paragraph" style:parent-style-name="Standard">
      <style:paragraph-properties fo:margin-left="2.5in" fo:margin-right="0in" fo:text-indent="0in" style:auto-text-indent="false"/>
    </style:style>
    <style:style style:name="P10" style:family="paragraph" style:parent-style-name="Standard">
      <style:paragraph-properties fo:margin-left="2.5in" fo:margin-right="0in" fo:text-indent="0in" style:auto-text-indent="false"/>
      <style:text-properties fo:font-size="12pt" style:font-size-asian="12pt" style:font-size-complex="12pt" fo:background-color="#ffffff"/>
    </style:style>
    <style:style style:name="P11" style:family="paragraph" style:parent-style-name="Standard">
      <style:paragraph-properties fo:margin-left="1.75in" fo:margin-right="0in" fo:text-indent="0in" style:auto-text-indent="false"/>
    </style:style>
    <style:style style:name="P12" style:family="paragraph" style:parent-style-name="Standard">
      <style:paragraph-properties fo:margin-left="1.5in" fo:margin-right="0in" fo:text-indent="0.25in" style:auto-text-indent="false"/>
    </style:style>
    <style:style style:name="P13" style:family="paragraph" style:parent-style-name="Standard">
      <style:paragraph-properties fo:margin-left="0in" fo:margin-right="0in" fo:text-indent="0in" style:auto-text-indent="false"/>
    </style:style>
    <style:style style:name="P14" style:family="paragraph" style:parent-style-name="Standard">
      <style:paragraph-properties fo:margin-left="0in" fo:margin-right="0in" fo:text-indent="0in" style:auto-text-indent="false"/>
      <style:text-properties fo:background-color="#ffffff"/>
    </style:style>
    <style:style style:name="P15" style:family="paragraph" style:parent-style-name="Standard">
      <style:paragraph-properties fo:margin-left="1in" fo:margin-right="0in" fo:text-indent="0in" style:auto-text-indent="false"/>
    </style:style>
    <style:style style:name="P16" style:family="paragraph" style:parent-style-name="Heading_20_2" style:master-page-name="Standard">
      <style:paragraph-properties style:page-number="1"/>
    </style:style>
    <style:style style:name="P17" style:family="paragraph">
      <style:paragraph-properties fo:margin-top="0in" fo:margin-bottom="0in" fo:line-height="100%" fo:text-align="center"/>
    </style:style>
    <style:style style:name="P18" style:family="paragraph">
      <loext:graphic-properties draw:fill="none"/>
      <style:paragraph-properties fo:margin-top="0in" fo:margin-bottom="0in" fo:line-height="100%" fo:text-align="center"/>
    </style:style>
    <style:style style:name="P19" style:family="paragraph">
      <style:paragraph-properties fo:margin-top="0in" fo:margin-bottom="0in" fo:line-height="100%" fo:text-align="start"/>
    </style:style>
    <style:style style:name="P20" style:family="paragraph">
      <loext:graphic-properties draw:fill="none"/>
      <style:paragraph-properties fo:margin-top="0in" fo:margin-bottom="0in" fo:line-height="100%" fo:text-align="start"/>
    </style:style>
    <style:style style:name="P21" style:family="paragraph">
      <loext:graphic-properties draw:fill="none"/>
      <style:paragraph-properties fo:text-align="start"/>
    </style:style>
    <style:style style:name="T1" style:family="text">
      <style:text-properties fo:color="#1155cc" style:text-underline-style="solid" style:text-underline-width="auto" style:text-underline-color="font-color"/>
    </style:style>
    <style:style style:name="T2" style:family="text">
      <style:text-properties fo:color="#1155cc" fo:font-style="italic" style:text-underline-style="solid" style:text-underline-width="auto" style:text-underline-color="font-color" style:font-style-asian="italic"/>
    </style:style>
    <style:style style:name="T3" style:family="text">
      <style:text-properties fo:color="#2d3b45" fo:font-size="12pt" style:font-size-asian="12pt" style:font-size-complex="12pt" fo:background-color="#ffffff"/>
    </style:style>
    <style:style style:name="T4" style:family="text">
      <style:text-properties style:text-underline-style="none"/>
    </style:style>
    <style:style style:name="T5" style:family="text">
      <style:text-properties fo:font-size="12pt" style:font-size-asian="12pt" style:font-size-complex="12pt" fo:background-color="#ffffff"/>
    </style:style>
    <style:style style:name="T6" style:family="text">
      <style:text-properties fo:font-size="12pt" style:text-underline-style="none" style:font-size-asian="12pt" style:font-size-complex="12pt" fo:background-color="#ffffff"/>
    </style:style>
    <style:style style:name="T7" style:family="text">
      <style:text-properties fo:background-color="#ffffff"/>
    </style:style>
    <style:style style:name="T8" style:family="text">
      <style:text-properties fo:font-style="italic" fo:font-weight="bold" style:font-style-asian="italic" style:font-weight-asian="bold"/>
    </style:style>
    <style:style style:name="T9" style:family="text">
      <style:text-properties fo:color="#ff0000" fo:font-style="italic" style:font-style-asian="italic"/>
    </style:style>
    <style:style style:name="T10" style:family="text">
      <style:text-properties style:text-line-through-style="solid" style:text-line-through-type="single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bold" style:font-name-asian="Arial1" style:font-size-asian="12pt" style:font-style-asian="normal" style:font-weight-asian="bold" style:font-name-complex="Arial1" style:font-size-complex="12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1" fo:font-size="8pt" fo:letter-spacing="normal" fo:font-style="normal" style:text-underline-style="none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1" fo:font-size="9pt" fo:letter-spacing="normal" fo:font-style="normal" style:text-underline-style="none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/>
    </style:style>
    <style:style style:name="gr3" style:family="graphic">
      <style:graphic-properties draw:stroke="solid" svg:stroke-width="0.0209in" svg:stroke-color="#000000" draw:stroke-linejoin="round" draw:fill="none" draw:textarea-vertical-align="middle" draw:auto-grow-height="false" draw:fit-to-size="false" style:shrink-to-fit="false" fo:min-height="0.3161in" fo:min-width="2.622in" fo:padding-top="0.1in" fo:padding-bottom="0.1in" fo:padding-left="0.1in" fo:padding-right="0.1in" fo:wrap-option="wrap" style:run-through="foreground"/>
    </style:style>
    <style:style style:name="gr4" style:family="graphic">
      <style:graphic-properties draw:stroke="solid" svg:stroke-width="0.0209in" svg:stroke-color="#000000" draw:stroke-linejoin="round" draw:fill="none" draw:textarea-vertical-align="top" draw:auto-grow-height="false" draw:fit-to-size="false" style:shrink-to-fit="false" fo:min-height="0.5583in" fo:min-width="2.6756in" fo:padding-top="0in" fo:padding-bottom="0.1in" fo:padding-left="0.1in" fo:padding-right="0.1in" fo:wrap-option="wrap" style:run-through="foreground"/>
    </style:style>
    <style:style style:name="gr5" style:family="graphic">
      <style:graphic-properties draw:stroke="solid" svg:stroke-width="0.0209in" svg:stroke-color="#000000" draw:stroke-linejoin="round" draw:fill="none" draw:textarea-vertical-align="middle" draw:auto-grow-height="false" draw:fit-to-size="false" style:shrink-to-fit="false" fo:min-height="0.4591in" fo:min-width="2.6756in" fo:padding-top="0.1in" fo:padding-bottom="0.1in" fo:padding-left="0.1in" fo:padding-right="0.1in" fo:wrap-option="wrap" style:run-through="foreground"/>
    </style:style>
    <style:style style:name="gr6" style:family="graphic">
      <style:graphic-properties draw:stroke="solid" svg:stroke-width="0.0209in" svg:stroke-color="#000000" draw:stroke-linejoin="round" draw:fill="none" draw:textarea-vertical-align="top" draw:auto-grow-height="false" draw:fit-to-size="false" style:shrink-to-fit="false" fo:min-height="0.5445in" fo:min-width="2.6756in" fo:padding-top="0.1in" fo:padding-bottom="0.1in" fo:padding-left="0.1in" fo:padding-right="0.1in" fo:wrap-option="wrap" style:run-through="foreground"/>
    </style:style>
    <style:style style:name="gr7" style:family="graphic">
      <style:graphic-properties draw:stroke="solid" svg:stroke-width="0.0209in" svg:stroke-color="#000000" draw:stroke-linejoin="round" draw:fill="none" draw:textarea-vertical-align="middle" draw:auto-grow-height="false" draw:fit-to-size="false" style:shrink-to-fit="false" fo:min-height="0.3665in" fo:min-width="2.6756in" fo:padding-top="0.1in" fo:padding-bottom="0.1in" fo:padding-left="0.1in" fo:padding-right="0.1in" fo:wrap-option="wrap" style:run-through="foreground"/>
    </style:style>
    <style:style style:name="gr8" style:family="graphic">
      <style:graphic-properties draw:stroke="solid" svg:stroke-width="0.0209in" svg:stroke-color="#000000" draw:stroke-linejoin="round" draw:fill="none" draw:textarea-vertical-align="middle" draw:auto-grow-height="false" draw:fit-to-size="false" style:shrink-to-fit="false" fo:min-height="0.3154in" fo:min-width="2.622in" fo:padding-top="0.1in" fo:padding-bottom="0.1in" fo:padding-left="0.1in" fo:padding-right="0.1in" fo:wrap-option="wrap" style:run-through="foreground"/>
    </style:style>
    <style:style style:name="gr9" style:family="graphic">
      <style:graphic-properties draw:stroke="solid" svg:stroke-width="0.0209in" svg:stroke-color="#000000" draw:stroke-linejoin="round" draw:fill="none" draw:textarea-vertical-align="top" draw:auto-grow-height="false" draw:fit-to-size="false" style:shrink-to-fit="false" fo:min-height="0.8311in" fo:min-width="2.6756in" fo:padding-top="0.1in" fo:padding-bottom="0.1in" fo:padding-left="0.1in" fo:padding-right="0.1in" fo:wrap-option="wrap" style:run-through="foreground"/>
    </style:style>
    <style:style style:name="gr10" style:family="graphic">
      <style:graphic-properties draw:stroke="solid" svg:stroke-width="0.0209in" svg:stroke-color="#000000" draw:stroke-linejoin="round" draw:fill="none" draw:textarea-vertical-align="middle" draw:auto-grow-height="false" draw:fit-to-size="false" style:shrink-to-fit="false" fo:min-height="0.4583in" fo:min-width="2.6756in" fo:padding-top="0.1in" fo:padding-bottom="0.1in" fo:padding-left="0.1in" fo:padding-right="0.1in" fo:wrap-option="wrap" style:run-through="foreground"/>
    </style:style>
    <style:style style:name="gr11" style:family="graphic">
      <style:graphic-properties draw:stroke="solid" svg:stroke-width="0.0209in" svg:stroke-color="#000000" draw:stroke-linejoin="round" draw:fill="none" draw:textarea-vertical-align="middle" draw:auto-grow-height="false" draw:fit-to-size="false" style:shrink-to-fit="false" fo:min-height="0.2165in" fo:min-width="2.6335in" fo:padding-top="0.1in" fo:padding-bottom="0.1in" fo:padding-left="0.1in" fo:padding-right="0.1in" fo:wrap-option="wrap" style:run-through="foreground"/>
    </style:style>
    <style:style style:name="gr12" style:family="graphic">
      <style:graphic-properties draw:stroke="solid" svg:stroke-width="0.0209in" svg:stroke-color="#000000" draw:stroke-linejoin="round" draw:fill="none" draw:textarea-vertical-align="top" draw:auto-grow-height="false" draw:fit-to-size="false" style:shrink-to-fit="false" fo:min-height="0.411in" fo:min-width="2.6756in" fo:padding-top="0in" fo:padding-bottom="0.1in" fo:padding-left="0.1in" fo:padding-right="0.1in" fo:wrap-option="wrap" style:run-through="foreground"/>
    </style:style>
    <style:style style:name="gr13" style:family="graphic">
      <style:graphic-properties draw:stroke="solid" svg:stroke-width="0.0209in" svg:stroke-color="#000000" draw:stroke-linejoin="round" draw:fill="none" draw:textarea-vertical-align="middle" draw:auto-grow-height="false" draw:fit-to-size="false" style:shrink-to-fit="false" fo:min-height="0.2807in" fo:min-width="2.6756in" fo:padding-top="0.1in" fo:padding-bottom="0.1in" fo:padding-left="0.1in" fo:padding-right="0.1in" fo:wrap-option="wrap" style:run-through="foreground"/>
    </style:style>
    <style:style style:name="gr14" style:family="graphic">
      <style:graphic-properties draw:stroke="solid" svg:stroke-width="0.0102in" svg:stroke-color="#000000" draw:marker-end="msArrowEnd_20_5" draw:marker-end-width="0.0827in" draw:marker-end-center="false" draw:stroke-linejoin="round" draw:fill="none" draw:textarea-vertical-align="middle" draw:auto-grow-height="false" draw:fit-to-size="false" style:shrink-to-fit="false" fo:min-height="1.9783in" fo:min-width="0.6953in" fo:padding-top="0.1in" fo:padding-bottom="0.1in" fo:padding-left="0.1in" fo:padding-right="0.1in" fo:wrap-option="wrap" style:run-through="foreground"/>
    </style:style>
    <style:style style:name="gr15" style:family="graphic">
      <style:graphic-properties draw:stroke="solid" svg:stroke-width="0.0102in" svg:stroke-color="#000000" draw:marker-end="msArrowEnd_20_5" draw:marker-end-width="0.0827in" draw:marker-end-center="false" draw:stroke-linejoin="round" draw:fill="none" draw:textarea-vertical-align="middle" draw:auto-grow-height="false" draw:fit-to-size="false" style:shrink-to-fit="false" fo:min-height="0in" fo:min-width="0.7161in" fo:padding-top="0.1in" fo:padding-bottom="0.1in" fo:padding-left="0.1in" fo:padding-right="0.1in" fo:wrap-option="wrap" style:run-through="foreground"/>
    </style:style>
    <style:style style:name="gr16" style:family="graphic">
      <style:graphic-properties draw:stroke="solid" svg:stroke-width="0.0102in" svg:stroke-color="#000000" draw:marker-end="msArrowEnd_20_5" draw:marker-end-width="0.0827in" draw:marker-end-center="false" draw:stroke-linejoin="round" draw:fill="none" draw:textarea-vertical-align="middle" draw:auto-grow-height="false" draw:fit-to-size="false" style:shrink-to-fit="false" fo:min-height="1.178in" fo:min-width="0.65in" fo:padding-top="0.1in" fo:padding-bottom="0.1in" fo:padding-left="0.1in" fo:padding-right="0.1in" fo:wrap-option="wrap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bookmark text:name="_ikbvxuy49h12"/>SDEV220_teamC_2023F_Final_Project_Launch </text:p>
      <text:p text:style-name="Standard">Updated 11/18/2023</text:p>
      <text:p text:style-name="Standard"/>
      <text:p text:style-name="Standard">Team members:</text:p>
      <text:p text:style-name="P1">Mark Atkins <text:s/><text:a xlink:type="simple" xlink:href="mailto:matkins@Ivytech.edu" text:style-name="ListLabel_20_10" text:visited-style-name="ListLabel_20_10"><text:span text:style-name="T1">matkins@Ivytech.edu</text:span></text:a> <text:s/>Indianapolis, IN</text:p>
      <text:p text:style-name="Standard"><text:tab/>Joshua Hoover <text:a xlink:type="simple" xlink:href="mailto:jhoover82@ivytech.edu" text:style-name="ListLabel_20_10" text:visited-style-name="ListLabel_20_10"><text:span text:style-name="T1">jhoover82@ivytech.edu</text:span></text:a> <text:s/>Fishers, IN</text:p>
      <text:p text:style-name="P1">Derek Kolb: <text:s/><text:a xlink:type="simple" xlink:href="mailto:dkolb1@ivytech.edu" text:style-name="ListLabel_20_10" text:visited-style-name="ListLabel_20_10"><text:span text:style-name="T1">dkolb1@ivytech.edu</text:span></text:a> <text:s text:c="2"/><text:span text:style-name="T3">Medellin</text:span>, Colombia</text:p>
      <text:p text:style-name="Heading_20_3"><text:bookmark text:name="_5cm6jull64yy"/>1. Communication plan:</text:p>
      <text:p text:style-name="P2">Discord group: SDEV220_TeamC: <text:s/><text:a xlink:type="simple" xlink:href="https://discord.gg/NYFJEY2B" text:style-name="ListLabel_20_10" text:visited-style-name="ListLabel_20_10"><text:span text:style-name="T1">https://discord.gg/NYFJEY2B</text:span></text:a> <text:s text:c="2"/></text:p>
      <text:p text:style-name="P2">Zoom meetings: <text:s/><text:a xlink:type="simple" xlink:href="https://ivytech.zoom.us/j/99454358360" text:style-name="ListLabel_20_10" text:visited-style-name="ListLabel_20_10"><text:span text:style-name="T1">https://ivytech.zoom.us/j/99454358360</text:span></text:a> </text:p>
      <text:p text:style-name="Standard"><text:s text:c="2"/><text:tab/>Saturdays 10 AM EST or 6pm, starting 11/11/2023</text:p>
      <text:p text:style-name="Standard"/>
      <text:p text:style-name="P2">We meet weekly via Zoom, and will talk more frequently via Discord and/or email.</text:p>
      <text:p text:style-name="P2">All members will “watch” their tasks in the trello board, update trello board to move their tasks through the workflow.</text:p>
      <text:p text:style-name="P2">Members will post in GitHub repo the code and code review feedback. </text:p>
      <text:p text:style-name="Heading_20_3"><text:bookmark text:name="_p0kckn7n9dhq"/>2. Project description:</text:p>
      <text:p text:style-name="P2">(Fictitious) Client: “ a local company” <text:s/></text:p>
      <text:p text:style-name="P2">Comlux: Derek’s former employer <text:s/><text:a xlink:type="simple" xlink:href="https://comlux.com/completion/about-us" text:style-name="ListLabel_20_10" text:visited-style-name="ListLabel_20_10"><text:span text:style-name="T1">https://comlux.com/completion/about-us</text:span></text:a> </text:p>
      <text:list xml:id="list852333761" text:style-name="WWNum1">
        <text:list-item>
          <text:list>
            <text:list-item>
              <text:p text:style-name="P4">Other employers considered but not chosen:</text:p>
              <text:list>
                <text:list-item>
                  <text:p text:style-name="P5">Abbot labs: Joshua’s employer</text:p>
                </text:list-item>
                <text:list-item>
                  <text:p text:style-name="P5">IvyTech: a fin aid or enrollment student GUI</text:p>
                </text:list-item>
              </text:list>
            </text:list-item>
          </text:list>
        </text:list-item>
      </text:list>
      <text:p text:style-name="P2"/>
      <text:p text:style-name="P2">Scope of the system:</text:p>
      <text:list xml:id="list114114181917771" text:continue-numbering="true" text:style-name="WWNum1">
        <text:list-item>
          <text:list>
            <text:list-item>
              <text:p text:style-name="P4">Prototype, simple demo of concept</text:p>
            </text:list-item>
            <text:list-item>
              <text:p text:style-name="P4">Graphical user-friendly interface</text:p>
            </text:list-item>
            <text:list-item>
              <text:p text:style-name="P4"><text:soft-page-break/>Uses three or more classes</text:p>
            </text:list-item>
            <text:list-item>
              <text:p text:style-name="P4">Utilize collections such as lists, tuples, sets, and/or dictionaries</text:p>
            </text:list-item>
            <text:list-item>
              <text:p text:style-name="P4">Runs with no syntax or runtime errors and produces the correct results</text:p>
              <text:list>
                <text:list-item>
                  <text:p text:style-name="P5">Results based on written test plan</text:p>
                </text:list-item>
              </text:list>
            </text:list-item>
            <text:list-item>
              <text:p text:style-name="P4">Documentation: the proposal (this doc), class diagram, and a report Gdoc of results with sample output, including images of GUI</text:p>
            </text:list-item>
          </text:list>
        </text:list-item>
      </text:list>
      <text:p text:style-name="P6"/>
      <text:p text:style-name="P2">Purpose of the system:</text:p>
      <text:list xml:id="list114114560046364" text:continue-numbering="true" text:style-name="WWNum1">
        <text:list-item>
          <text:list>
            <text:list-item>
              <text:p text:style-name="P4">Inventory control, tracking (like Trackit @ Comlux @ indy airport)</text:p>
              <text:list>
                <text:list-item>
                  <text:p text:style-name="P5">Barcode reader of parts and user badge #s (just emulated, not really implemented), keeping track of aircraft parts received, removed from, returned to storeroom for aircraft repairs. Parts may include new and used (removed from the aircraft)?</text:p>
                </text:list-item>
                <text:list-item>
                  <text:p text:style-name="P5">TENTATIVE classes:</text:p>
                  <text:list>
                    <text:list-item>
                      <text:p text:style-name="P7"><text:span text:style-name="T5">Part</text:span></text:p>
                      <text:list>
                        <text:list-item>
                          <text:p text:style-name="P8"><text:span text:style-name="T5">Attributes:Part unique ID (S/N?), Manufacturer, Model, Name, Description, Supplier, history (list of dates, conditions, and locations)</text:span></text:p>
                        </text:list-item>
                        <text:list-item>
                          <text:p text:style-name="P8"><text:span text:style-name="T5">Methods: Set_location, Get_location (maybe unneeded, if location not private), Get_history 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0"/>
      <text:list xml:id="list114115374084394" text:continue-numbering="true" text:style-name="WWNum1">
        <text:list-item>
          <text:list>
            <text:list-item>
              <text:list>
                <text:list-item>
                  <text:list>
                    <text:list-item>
                      <text:p text:style-name="P7"><text:span text:style-name="T5">Storage (Stockroom)</text:span></text:p>
                      <text:list>
                        <text:list-item>
                          <text:p text:style-name="P8"><text:span text:style-name="T5">Attributes: location, employee list, Inventory (</text:span><text:span text:style-name="T7">list of IDs and date added), etc..</text:span></text:p>
                        </text:list-item>
                        <text:list-item>
                          <text:p text:style-name="P8"><text:span text:style-name="T7">Methods: Get_part_data, Get_inventory, Receive_part, Dispense_part, other TBD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1"><text:span text:style-name="T5">3. Employee</text:span></text:p>
      <text:list xml:id="list114115054983043" text:continue-numbering="true" text:style-name="WWNum1">
        <text:list-item>
          <text:list>
            <text:list-item>
              <text:p text:style-name="P8"><text:span text:style-name="T5">Attributes: Name, employee </text:span><text:span text:style-name="T7">ID #, role (storeroom worker, storeroom customer, shipping/receiving, etc), security clearance, etc..</text:span></text:p>
            </text:list-item>
            <text:list-item>
              <text:p text:style-name="P8"><text:span text:style-name="T7">Methods: Get_employee_data, Set_clearance, others TBD</text:span></text:p>
            </text:list-item>
          </text:list>
        </text:list-item>
      </text:list>
      <text:p text:style-name="P12"><text:span text:style-name="T5">4. GUI (probably a super class, using Tkinter package)<text:tab/></text:span></text:p>
      <text:list xml:id="list114114928422381" text:continue-numbering="true" text:style-name="WWNum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<text:span text:style-name="T5">Dialog box for stockroom person</text:span></text:p>
                        </text:list-item>
                        <text:list-item>
                          <text:p text:style-name="P8"><text:span text:style-name="T5">Dialog box for customer</text:span></text:p>
                        </text:list-item>
                        <text:list-item>
                          <text:p text:style-name="P8"><text:span text:style-name="T5">Attributes: </text:span><text:span text:style-name="T7">TBD</text:span></text:p>
                        </text:list-item>
                        <text:list-item>
                          <text:p text:style-name="P8"><text:span text:style-name="T7">Methods: TBD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4"/>
      <text:list xml:id="list114115367419284" text:continue-numbering="true" text:style-name="WWNum1">
        <text:list-item>
          <text:list>
            <text:list-item>
              <text:list>
                <text:list-item>
                  <text:p text:style-name="P5"><text:soft-page-break/>UML class diagram (rough, preliminary):</text:p>
                </text:list-item>
              </text:list>
            </text:list-item>
          </text:list>
        </text:list-item>
      </text:list>
      <text:p text:style-name="P6"><text:s/><draw:g text:anchor-type="as-char" draw:z-index="0" draw:style-name="gr1"><draw:g draw:style-name="gr2"><draw:custom-shape draw:name="Shape 3" draw:style-name="gr3" draw:text-style-name="P18" svg:width="2.8752in" svg:height="0.5421in" svg:x="0.0209in" svg:y="0in"><text:p text:style-name="P17"><text:span text:style-name="T11">Part</text:span></text:p><draw:enhanced-geometry draw:mirror-horizontal="false" draw:mirror-vertical="false" draw:text-areas="?f11 ?f9 ?f12 ?f13" svg:viewBox="0 0 0 0" draw:type="ooxml-round2SameRect" draw:modifiers="16667 0" draw:enhanced-path="M ?f3 0 L ?f4 0 L ?f15 ?f7 L ?f5 ?f14 L 0 ?f3 Z N" drawooo:enhanced-path="M ?f3 0 L ?f4 0 G ?f3 ?f3 ?f18 ?f19 L ?f15 ?f7 G ?f5 ?f5 ?f20 ?f21 L ?f5 ?f14 G ?f5 ?f5 ?f22 ?f23 L 0 ?f3 G ?f3 ?f3 ?f24 ?f25 Z N"><draw:equation draw:name="f0" draw:formula="if(0-$0 ,0,if(50000-$0 ,$0 ,50000))"/><draw:equation draw:name="f1" draw:formula="if(0-$1 ,0,if(50000-$1 ,$1 ,50000))"/><draw:equation draw:name="f2" draw:formula="min(logwidth,logheight)"/><draw:equation draw:name="f3" draw:formula="?f2 *?f0 /100000"/><draw:equation draw:name="f4" draw:formula="logwidth+0-?f3 "/><draw:equation draw:name="f5" draw:formula="?f2 *?f1 /100000"/><draw:equation draw:name="f6" draw:formula="logwidth+0-?f5 "/><draw:equation draw:name="f7" draw:formula="logheight+0-?f5 "/><draw:equation draw:name="f8" draw:formula="?f3 +0-?f5 "/><draw:equation draw:name="f9" draw:formula="?f3 *29289/100000"/><draw:equation draw:name="f10" draw:formula="?f5 *29289/100000"/><draw:equation draw:name="f11" draw:formula="if(?f8 ,?f9 ,?f10 )"/><draw:equation draw:name="f12" draw:formula="logwidth+0-?f11 "/><draw:equation draw:name="f13" draw:formula="logheight+0-?f10 "/><draw:equation draw:name="f14" draw:formula="logheight"/><draw:equation draw:name="f15" draw:formula="logwidth"/><draw:equation draw:name="f16" draw:formula="logheight/2"/><draw:equation draw:name="f17" draw:formula="logwidth/2"/><draw:equation draw:name="f18" draw:formula="(16200000)/60000.0"/><draw:equation draw:name="f19" draw:formula="(5400000)/60000.0"/><draw:equation draw:name="f20" draw:formula="(0)/60000.0"/><draw:equation draw:name="f21" draw:formula="(5400000)/60000.0"/><draw:equation draw:name="f22" draw:formula="(5400000)/60000.0"/><draw:equation draw:name="f23" draw:formula="(5400000)/60000.0"/><draw:equation draw:name="f24" draw:formula="(10800000)/60000.0"/><draw:equation draw:name="f25" draw:formula="(5400000)/60000.0"/><draw:handle draw:handle-position="?f4 0" draw:handle-range-x-maximum="50000" draw:handle-range-x-minimum="0"/><draw:handle draw:handle-position="?f5 ?f14" draw:handle-range-x-maximum="50000" draw:handle-range-x-minimum="0"/></draw:enhanced-geometry></draw:custom-shape><draw:custom-shape draw:name="Shape 4" draw:style-name="gr4" draw:text-style-name="P20" svg:width="2.8752in" svg:height="0.6579in" svg:x="0.0209in" svg:y="0.5575in"><text:p text:style-name="P19"><text:span text:style-name="T12">- </text:span><text:span text:style-name="T13">Part unique ID (S/N?), Manufacturer, Model, Name, Description, Supplier, history (list of dates, conditions, and locations)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5" draw:style-name="gr5" draw:text-style-name="P20" svg:width="2.8752in" svg:height="0.6587in" svg:x="0.0209in" svg:y="1.2161in"><text:p text:style-name="P19"><text:span text:style-name="T12">+ </text:span><text:span text:style-name="T14">Set_location, Get_location (maybe unneeded, if location not private), Get_history</text:span></text:p><text:p text:style-name="P19"><text:span text:style-name="T14"/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style-name="gr2"><draw:custom-shape draw:name="Shape 7" draw:style-name="gr3" draw:text-style-name="P18" svg:width="2.8752in" svg:height="0.5421in" svg:x="3.7917in" svg:y="2.1783in"><text:p text:style-name="P17"><text:span text:style-name="T11">GUI (Display and dialogs)</text:span></text:p><draw:enhanced-geometry draw:mirror-horizontal="false" draw:mirror-vertical="false" draw:text-areas="?f11 ?f9 ?f12 ?f13" svg:viewBox="0 0 0 0" draw:type="ooxml-round2SameRect" draw:modifiers="16667 0" draw:enhanced-path="M ?f3 0 L ?f4 0 L ?f15 ?f7 L ?f5 ?f14 L 0 ?f3 Z N" drawooo:enhanced-path="M ?f3 0 L ?f4 0 G ?f3 ?f3 ?f18 ?f19 L ?f15 ?f7 G ?f5 ?f5 ?f20 ?f21 L ?f5 ?f14 G ?f5 ?f5 ?f22 ?f23 L 0 ?f3 G ?f3 ?f3 ?f24 ?f25 Z N"><draw:equation draw:name="f0" draw:formula="if(0-$0 ,0,if(50000-$0 ,$0 ,50000))"/><draw:equation draw:name="f1" draw:formula="if(0-$1 ,0,if(50000-$1 ,$1 ,50000))"/><draw:equation draw:name="f2" draw:formula="min(logwidth,logheight)"/><draw:equation draw:name="f3" draw:formula="?f2 *?f0 /100000"/><draw:equation draw:name="f4" draw:formula="logwidth+0-?f3 "/><draw:equation draw:name="f5" draw:formula="?f2 *?f1 /100000"/><draw:equation draw:name="f6" draw:formula="logwidth+0-?f5 "/><draw:equation draw:name="f7" draw:formula="logheight+0-?f5 "/><draw:equation draw:name="f8" draw:formula="?f3 +0-?f5 "/><draw:equation draw:name="f9" draw:formula="?f3 *29289/100000"/><draw:equation draw:name="f10" draw:formula="?f5 *29289/100000"/><draw:equation draw:name="f11" draw:formula="if(?f8 ,?f9 ,?f10 )"/><draw:equation draw:name="f12" draw:formula="logwidth+0-?f11 "/><draw:equation draw:name="f13" draw:formula="logheight+0-?f10 "/><draw:equation draw:name="f14" draw:formula="logheight"/><draw:equation draw:name="f15" draw:formula="logwidth"/><draw:equation draw:name="f16" draw:formula="logheight/2"/><draw:equation draw:name="f17" draw:formula="logwidth/2"/><draw:equation draw:name="f18" draw:formula="(16200000)/60000.0"/><draw:equation draw:name="f19" draw:formula="(5400000)/60000.0"/><draw:equation draw:name="f20" draw:formula="(0)/60000.0"/><draw:equation draw:name="f21" draw:formula="(5400000)/60000.0"/><draw:equation draw:name="f22" draw:formula="(5400000)/60000.0"/><draw:equation draw:name="f23" draw:formula="(5400000)/60000.0"/><draw:equation draw:name="f24" draw:formula="(10800000)/60000.0"/><draw:equation draw:name="f25" draw:formula="(5400000)/60000.0"/><draw:handle draw:handle-position="?f4 0" draw:handle-range-x-maximum="50000" draw:handle-range-x-minimum="0"/><draw:handle draw:handle-position="?f5 ?f14" draw:handle-range-x-maximum="50000" draw:handle-range-x-minimum="0"/></draw:enhanced-geometry></draw:custom-shape><draw:custom-shape draw:name="Shape 8" draw:style-name="gr6" draw:text-style-name="P20" svg:width="2.8752in" svg:height="0.7441in" svg:x="3.7917in" svg:y="2.7362in"><text:p text:style-name="P19"><text:span text:style-name="T12">- TBD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9" draw:style-name="gr7" draw:text-style-name="P20" svg:width="2.8752in" svg:height="0.5661in" svg:x="3.7917in" svg:y="3.4799in"><text:p text:style-name="P19"><text:span text:style-name="T12">+ TBD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style-name="gr2"><draw:custom-shape draw:name="Shape 11" draw:style-name="gr8" draw:text-style-name="P18" svg:width="2.8752in" svg:height="0.5413in" svg:x="0in" svg:y="2.0319in"><text:p text:style-name="P17"><text:span text:style-name="T11">Storage</text:span></text:p><draw:enhanced-geometry draw:mirror-horizontal="false" draw:mirror-vertical="false" draw:text-areas="?f11 ?f9 ?f12 ?f13" svg:viewBox="0 0 0 0" draw:type="ooxml-round2SameRect" draw:modifiers="16667 0" draw:enhanced-path="M ?f3 0 L ?f4 0 L ?f15 ?f7 L ?f5 ?f14 L 0 ?f3 Z N" drawooo:enhanced-path="M ?f3 0 L ?f4 0 G ?f3 ?f3 ?f18 ?f19 L ?f15 ?f7 G ?f5 ?f5 ?f20 ?f21 L ?f5 ?f14 G ?f5 ?f5 ?f22 ?f23 L 0 ?f3 G ?f3 ?f3 ?f24 ?f25 Z N"><draw:equation draw:name="f0" draw:formula="if(0-$0 ,0,if(50000-$0 ,$0 ,50000))"/><draw:equation draw:name="f1" draw:formula="if(0-$1 ,0,if(50000-$1 ,$1 ,50000))"/><draw:equation draw:name="f2" draw:formula="min(logwidth,logheight)"/><draw:equation draw:name="f3" draw:formula="?f2 *?f0 /100000"/><draw:equation draw:name="f4" draw:formula="logwidth+0-?f3 "/><draw:equation draw:name="f5" draw:formula="?f2 *?f1 /100000"/><draw:equation draw:name="f6" draw:formula="logwidth+0-?f5 "/><draw:equation draw:name="f7" draw:formula="logheight+0-?f5 "/><draw:equation draw:name="f8" draw:formula="?f3 +0-?f5 "/><draw:equation draw:name="f9" draw:formula="?f3 *29289/100000"/><draw:equation draw:name="f10" draw:formula="?f5 *29289/100000"/><draw:equation draw:name="f11" draw:formula="if(?f8 ,?f9 ,?f10 )"/><draw:equation draw:name="f12" draw:formula="logwidth+0-?f11 "/><draw:equation draw:name="f13" draw:formula="logheight+0-?f10 "/><draw:equation draw:name="f14" draw:formula="logheight"/><draw:equation draw:name="f15" draw:formula="logwidth"/><draw:equation draw:name="f16" draw:formula="logheight/2"/><draw:equation draw:name="f17" draw:formula="logwidth/2"/><draw:equation draw:name="f18" draw:formula="(16200000)/60000.0"/><draw:equation draw:name="f19" draw:formula="(5400000)/60000.0"/><draw:equation draw:name="f20" draw:formula="(0)/60000.0"/><draw:equation draw:name="f21" draw:formula="(5400000)/60000.0"/><draw:equation draw:name="f22" draw:formula="(5400000)/60000.0"/><draw:equation draw:name="f23" draw:formula="(5400000)/60000.0"/><draw:equation draw:name="f24" draw:formula="(10800000)/60000.0"/><draw:equation draw:name="f25" draw:formula="(5400000)/60000.0"/><draw:handle draw:handle-position="?f4 0" draw:handle-range-x-maximum="50000" draw:handle-range-x-minimum="0"/><draw:handle draw:handle-position="?f5 ?f14" draw:handle-range-x-maximum="50000" draw:handle-range-x-minimum="0"/></draw:enhanced-geometry></draw:custom-shape><draw:custom-shape draw:name="Shape 12" draw:style-name="gr9" draw:text-style-name="P20" svg:width="2.8752in" svg:height="1.0307in" svg:x="0in" svg:y="2.589in"><text:p text:style-name="P19"><text:span text:style-name="T12">- </text:span><text:span text:style-name="T15">Storage (stockroom) ID</text:span></text:p><text:p text:style-name="P19"><text:span text:style-name="T15">- Employee list</text:span></text:p><text:p text:style-name="P19"><text:span text:style-name="T15">- Inventory (a list of IDs and date added)</text:span></text:p><text:p text:style-name="P19"><text:span text:style-name="T15">- etc, TBD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13" draw:style-name="gr10" draw:text-style-name="P20" svg:width="2.8752in" svg:height="0.6579in" svg:x="0in" svg:y="3.622in"><text:p text:style-name="P19"><text:span text:style-name="T13">+ Get_part_data, Get_inventory, Receive_part, Dispense_part, other TBD</text:span></text:p><text:p text:style-name="P19"><text:span text:style-name="T13"/></text:p><text:p text:style-name="P19"><text:span text:style-name="T13"/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style-name="gr2"><draw:custom-shape draw:name="Shape 15" draw:style-name="gr11" draw:text-style-name="P18" svg:width="2.8752in" svg:height="0.437in" svg:x="0in" svg:y="4.5307in"><text:p text:style-name="P17"><text:span text:style-name="T11">Employee</text:span></text:p><draw:enhanced-geometry draw:mirror-horizontal="false" draw:mirror-vertical="false" draw:text-areas="?f11 ?f9 ?f12 ?f13" svg:viewBox="0 0 0 0" draw:type="ooxml-round2SameRect" draw:modifiers="16667 0" draw:enhanced-path="M ?f3 0 L ?f4 0 L ?f15 ?f7 L ?f5 ?f14 L 0 ?f3 Z N" drawooo:enhanced-path="M ?f3 0 L ?f4 0 G ?f3 ?f3 ?f18 ?f19 L ?f15 ?f7 G ?f5 ?f5 ?f20 ?f21 L ?f5 ?f14 G ?f5 ?f5 ?f22 ?f23 L 0 ?f3 G ?f3 ?f3 ?f24 ?f25 Z N"><draw:equation draw:name="f0" draw:formula="if(0-$0 ,0,if(50000-$0 ,$0 ,50000))"/><draw:equation draw:name="f1" draw:formula="if(0-$1 ,0,if(50000-$1 ,$1 ,50000))"/><draw:equation draw:name="f2" draw:formula="min(logwidth,logheight)"/><draw:equation draw:name="f3" draw:formula="?f2 *?f0 /100000"/><draw:equation draw:name="f4" draw:formula="logwidth+0-?f3 "/><draw:equation draw:name="f5" draw:formula="?f2 *?f1 /100000"/><draw:equation draw:name="f6" draw:formula="logwidth+0-?f5 "/><draw:equation draw:name="f7" draw:formula="logheight+0-?f5 "/><draw:equation draw:name="f8" draw:formula="?f3 +0-?f5 "/><draw:equation draw:name="f9" draw:formula="?f3 *29289/100000"/><draw:equation draw:name="f10" draw:formula="?f5 *29289/100000"/><draw:equation draw:name="f11" draw:formula="if(?f8 ,?f9 ,?f10 )"/><draw:equation draw:name="f12" draw:formula="logwidth+0-?f11 "/><draw:equation draw:name="f13" draw:formula="logheight+0-?f10 "/><draw:equation draw:name="f14" draw:formula="logheight"/><draw:equation draw:name="f15" draw:formula="logwidth"/><draw:equation draw:name="f16" draw:formula="logheight/2"/><draw:equation draw:name="f17" draw:formula="logwidth/2"/><draw:equation draw:name="f18" draw:formula="(16200000)/60000.0"/><draw:equation draw:name="f19" draw:formula="(5400000)/60000.0"/><draw:equation draw:name="f20" draw:formula="(0)/60000.0"/><draw:equation draw:name="f21" draw:formula="(5400000)/60000.0"/><draw:equation draw:name="f22" draw:formula="(5400000)/60000.0"/><draw:equation draw:name="f23" draw:formula="(5400000)/60000.0"/><draw:equation draw:name="f24" draw:formula="(10800000)/60000.0"/><draw:equation draw:name="f25" draw:formula="(5400000)/60000.0"/><draw:handle draw:handle-position="?f4 0" draw:handle-range-x-maximum="50000" draw:handle-range-x-minimum="0"/><draw:handle draw:handle-position="?f5 ?f14" draw:handle-range-x-maximum="50000" draw:handle-range-x-minimum="0"/></draw:enhanced-geometry></draw:custom-shape><draw:custom-shape draw:name="Shape 16" draw:style-name="gr12" draw:text-style-name="P20" svg:width="2.8752in" svg:height="0.5106in" svg:x="0in" svg:y="4.9984in"><text:p text:style-name="P19"><text:span text:style-name="T12">- </text:span><text:span text:style-name="T14">Name, employee ID #, role (storeroom worker, storeroom customer, supervisor, shipping/receiving, etc), security clearance, etc.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17" draw:style-name="gr13" draw:text-style-name="P20" svg:width="2.8752in" svg:height="0.4803in" svg:x="0in" svg:y="5.5098in"><text:p text:style-name="P19"><text:span text:style-name="T13">+ <text:s/>Get_employee_data, Set_clearance, others TBD</text:span></text:p><text:p text:style-name="P19"><text:span text:style-name="T13"/></text:p><text:p text:style-name="P19"><text:span text:style-name="T13"/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custom-shape draw:style-name="gr14" draw:text-style-name="P21" svg:width="0.8953in" svg:height="2.1787in" draw:transform="rotate (-3.14159265358979) translate (3.79166666666667in 2.45018044619423in)"><text:p/><draw:enhanced-geometry draw:mirror-horizontal="false" draw:mirror-vertical="false" svg:viewBox="0 0 21600 21600" draw:type="mso-spt32" draw:enhanced-path="M 0 0 L 21600 21600 N"/></draw:custom-shape><draw:custom-shape draw:style-name="gr15" draw:text-style-name="P21" svg:width="0.9161in" svg:height="0.0031in" draw:transform="rotate (-3.14159265358979) translate (3.79166666666667in 3.10812007874016in)"><text:p/><draw:enhanced-geometry draw:mirror-horizontal="false" draw:mirror-vertical="false" svg:viewBox="0 0 21600 21600" draw:type="mso-spt32" draw:enhanced-path="M 0 0 L 21600 21600 N"/></draw:custom-shape><draw:custom-shape draw:style-name="gr16" draw:text-style-name="P21" svg:width="0.8504in" svg:height="1.378in" svg:x="2.9083in" svg:y="3.4236in"><text:p/><draw:enhanced-geometry draw:mirror-horizontal="true" draw:mirror-vertical="false" svg:viewBox="0 0 21600 21600" draw:type="mso-spt32" draw:enhanced-path="M 0 0 L 21600 21600 N"/></draw:custom-shape></draw:g></text:p>
      <text:p text:style-name="P3"/>
      <text:p text:style-name="P13"><text:tab/></text:p>
      <text:list xml:id="list114114000082293" text:continue-numbering="true" text:style-name="WWNum1">
        <text:list-item>
          <text:list>
            <text:list-item>
              <text:p text:style-name="P4">We brainstormed and considered the following also, but did not choose these. <text:s/>The decision may be revisited if necessary:</text:p>
            </text:list-item>
            <text:list-item>
              <text:p text:style-name="P5">Budget tracker</text:p>
              <text:list>
                <text:list-item>
                  <text:p text:style-name="P7">a personal finance budget tracker 50/30/20 (per Derek)</text:p>
                </text:list-item>
              </text:list>
            </text:list-item>
            <text:list-item>
              <text:p text:style-name="P5">HR data management system</text:p>
              <text:list>
                <text:list-item>
                  <text:p text:style-name="P7">Name, id, dates of hire, position, job history, pay, supervisor, subordinates, etc</text:p>
                </text:list-item>
              </text:list>
            </text:list-item>
            <text:list-item>
              <text:p text:style-name="P5">Multi-File editor (for zybooks.com)</text:p>
              <text:list>
                <text:list-item>
                  <text:p text:style-name="P7">Simultaneous editing of selected files in single local folder <text:span text:style-name="T8">or Gdrive folder</text:span> (via Gdrive API)</text:p>
                </text:list-item>
                <text:list-item>
                  <text:p text:style-name="P7">Find string, replace, count # of occurrences</text:p>
                </text:list-item>
                <text:list-item>
                  <text:p text:style-name="P7">Somewhat like Bulk Docs Find and replace Chrome add-on <text:s/><text:a xlink:type="simple" xlink:href="https://workspace.google.com/marketplace/app/bulk_docs_find_replace/57575149967" text:style-name="ListLabel_20_10" text:visited-style-name="ListLabel_20_10"><text:span text:style-name="T1">Bulk Docs Find &amp; Replace - Google Workspace Marketplace</text:span></text:a></text:p>
                </text:list-item>
                <text:list-item>
                  <text:p text:style-name="P7">Does not look feasible to edit Gdrive files in Python. Pydrive2 package allows upload, download, creation of files but not calling the editor</text:p>
                  <text:list>
                    <text:list-item>
                      <text:p text:style-name="P8">Could download the selected files (as .odt or .rtf ??), edit locally with Python, upload again, but that is messy. <text:s/>The ,odt translations might mess up the file.</text:p>
                    </text:list-item>
                  </text:list>
                </text:list-item>
              </text:list>
            </text:list-item>
          </text:list>
        </text:list-item>
      </text:list>
      <text:p text:style-name="P9">Complex code, dealing with .odt formatting also.</text:p>
      <text:list xml:id="list114113542609586" text:continue-numbering="true" text:style-name="WWNum1">
        <text:list-item>
          <text:list>
            <text:list-item>
              <text:list>
                <text:list-item>
                  <text:list>
                    <text:list-item>
                      <text:p text:style-name="P8">Google scripts allow customizing the Gdoc editor with menus or sidebars, but the script must be in Javascript, can’t be Python</text:p>
                    </text:list-item>
                  </text:list>
                </text:list-item>
              </text:list>
            </text:list-item>
            <text:list-item>
              <text:p text:style-name="P5">Graphics file creation app like MSpaint or Scratch or…</text:p>
            </text:list-item>
            <text:list-item>
              <text:p text:style-name="P5">Image processing tool, minor subset of Adobe photoshop, to recolor, smooth, sharpen photos</text:p>
            </text:list-item>
          </text:list>
        </text:list-item>
      </text:list>
      <text:p text:style-name="Heading_20_3"><text:bookmark text:name="_uz9uqmruu86b"/>3. GitHub repo: <text:s/></text:p>
      <text:p text:style-name="Standard"><text:a xlink:type="simple" xlink:href="https://github.com/joshuagh00/SDEV220_Final_Project_Group_C" text:style-name="ListLabel_20_11" text:visited-style-name="ListLabel_20_11"><text:span text:style-name="T2">https://github.com/joshuagh00/SDEV220_Final_Project_Group_C</text:span></text:a><text:span text:style-name="T9"> </text:span></text:p>
      <text:p text:style-name="Standard">We used the collaborator features of GitHub</text:p>
      <text:p text:style-name="Standard"/>
      <text:p text:style-name="Heading_20_3"><text:bookmark text:name="_jgpyd7tnxidb"/>4. Trello board: SDEV220_project_teamC_2023F </text:p>
      <text:p text:style-name="Standard"><text:s/><text:a xlink:type="simple" xlink:href="https://trello.com/b/jh9HHOrf/sdev220projectteamc2023f" text:style-name="ListLabel_20_10" text:visited-style-name="ListLabel_20_10"><text:span text:style-name="T1">https://trello.com/b/jh9HHOrf/sdev220projectteamc2023f</text:span></text:a> </text:p>
      <text:p text:style-name="Standard"/>
      <text:p text:style-name="Standard"><text:soft-page-break/>Team member roles/responsibilities:</text:p>
      <text:p text:style-name="Standard"><text:tab/><text:span text:style-name="T10">Mark Atkins: project manager + ⅓ of code + ⅓ of testing + ⅓ of final report</text:span></text:p>
      <text:p text:style-name="Standard"><text:tab/>Joshua Hoover: GitHub repo, <text:s/>⅓ of code + ⅓ of testing + ⅓ of final report</text:p>
      <text:p text:style-name="P1">Derek Kolb: GUI, <text:s/>⅓ of code + ⅓ of testing + ⅓ of final report</text:p>
      <text:p text:style-name="P1"/>
      <text:p text:style-name="P13">We have not yet architected the code, so we will further clarify which “⅓” each person does, later when the code is better specified.</text:p>
      <text:p text:style-name="P13"/>
      <text:p text:style-name="Heading_20_3"><text:bookmark text:name="_hvash47vl4l9"/>5. Code modules (objects, functions)</text:p>
      <text:p text:style-name="P13"/>
      <text:p text:style-name="P13">Main</text:p>
      <text:p text:style-name="P13"><text:tab/>Starts GUI, runs User test, runs stockroom test</text:p>
      <text:p text:style-name="P13">Each class</text:p>
      <text:p text:style-name="P13">User (technician)</text:p>
      <text:p text:style-name="P13">Stockroom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fo:font-size="12pt"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fo:font-size="12pt"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1" style:display-name="ListLabel 11" style:family="text">
      <style:text-properties fo:color="#1155cc" fo:font-style="italic" style:text-underline-style="solid" style:text-underline-width="auto" style:text-underline-color="font-color" style:font-style-asian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4" meta:paragraph-count="79" meta:word-count="672" meta:character-count="4434" meta:non-whitespace-character-count="3840"/>
    <meta:generator>LibreOfficeDev/6.0.5.2$Linux_X86_64 LibreOffice_project/</meta:generator>
  </office:meta>
</office:document-meta>
</file>